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paragraph-rsid="000472de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fo:font-size="14pt" officeooo:paragraph-rsid="000472de" style:font-size-asian="14pt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20pt"/>
    </style:style>
    <style:style style:name="T2" style:family="text">
      <style:text-properties style:font-name="Times New Roman" fo:font-size="14pt" style:font-size-asian="14pt" style:font-name-complex="Times New Roman1" style:font-size-complex="20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size-complex="14pt"/>
    </style:style>
    <style:style style:name="T5" style:family="text">
      <style:text-properties fo:font-size="14pt" fo:font-weight="bold" style:font-size-asian="14pt" style:font-weight-asian="bold" style:font-name-complex="Times New Roman1" style:font-size-complex="20pt"/>
    </style:style>
    <style:style style:name="T6" style:family="text">
      <style:text-properties fo:font-size="14pt" style:font-size-asian="14pt" style:font-name-complex="Times New Roman1" style:font-size-complex="20pt"/>
    </style:style>
    <style:style style:name="T7" style:family="text">
      <style:text-properties fo:font-size="14pt" style:font-size-asian="14pt" style:font-name-complex="Times New Roman1" style:font-size-complex="14pt"/>
    </style:style>
    <style:style style:name="T8" style:family="text">
      <style:text-properties fo:font-weight="bold" style:font-weight-asian="bold" style:font-name-complex="Times New Roman1"/>
    </style:style>
    <style:style style:name="T9" style:family="text">
      <style:text-properties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8">вопросы:</text:span></text:p>
      <text:p text:style-name="P2" loext:marker-style-name="T2"><text:span text:style-name="T9">1.</text:span> <text:span text:style-name="T9">К наиболее важным задачам речевой обработки и анализа можно отнести распознавание говорящего по голосу и преобразование речи в текст. </text:span></text:p>
      <text:p text:style-name="P1" loext:marker-style-name="T2"/>
      <text:p text:style-name="P2" loext:marker-style-name="T2"><text:span text:style-name="T9">2. Решение этих задач позволяет реализовать полученные знания в самых разных направлениях: автоматическое создание транскрипции, синхронное преобразование живой речи в текстовый формат, управление голосовыми помощниками, выявление особенностей речи говорящего, выделение наиболее значимых слов в речи, идентификация и верификация личности, создание и разработка технологий для людей с ограниченными возможностями, создание диалоговых систем и чат-ботов.</text:span></text:p>
      <text:p text:style-name="P1" loext:marker-style-name="T2"/>
      <text:p text:style-name="P2" loext:marker-style-name="T2"><text:span text:style-name="T9">3.</text:span> <text:span text:style-name="T9">Под верификацией понимают определение системой говорящего как «своего» или «чужого». В качестве примера верификации можно рассмотреть следующую ситуацию: говорящий производит речевой сигнал – сообщает данные о своей личности (инициалы или специальный код), а система автоматического распознавания индивидуальных особенностей голоса и речи должна подтвердить личность говорящего, исходя из эталонной модели, т.е. имеющейся записи голоса говорящего</text:span></text:p>
      <text:p text:style-name="P1" loext:marker-style-name="T2"/>
      <text:p text:style-name="P2" loext:marker-style-name="T2"><text:span text:style-name="T9">4.</text:span> <text:span text:style-name="T9">Верификация говорящего по голосу предполагает подтверждение личности человека на основе акустических характеристик его голоса. Это может использоваться, например, для аутентификации при доступе к информационным ресурсам. <text:s/></text:span></text:p>
      <text:p text:style-name="P2" loext:marker-style-name="T2"><text:span text:style-name="T9">С другой стороны, идентификация говорящего по голосу означает определение личности человека на основе его акустических особенностей.</text:span></text:p>
      <text:p text:style-name="P1" loext:marker-style-name="T2"/>
      <text:p text:style-name="P2" loext:marker-style-name="T2"><text:span text:style-name="T9">5.</text:span> <text:span text:style-name="T9">Данная технология активно применяется: при автоматическом создании субтитров; при разработке приложений и технических средств для людей с ограниченными возможностями, у которых возникают сложности при</text:span></text:p>
      <text:p text:style-name="P2" loext:marker-style-name="T2"><text:span text:style-name="T9">наборе текста вручную; для распознавания команд голосовыми помощниками (Google Assistant, Яндекс Алиса, Siri, Alexa).</text:span></text:p>
      <text:p text:style-name="P1" loext:marker-style-name="T2"/>
      <text:p text:style-name="P2" loext:marker-style-name="T2"><text:span text:style-name="T9">6.</text:span> <text:span text:style-name="T9">Первые образцы систем STT работали исключительно на основе эталонных моделей, при этом речь членилась системой на отдельные крупные блоки, после чего происходил поиск наиболее близкого акустического сигнала из уже записанных в базе данных, что приводило к большому количеству ошибок.</text:span></text:p>
      <text:p text:style-name="P2" loext:marker-style-name="T2"><text:span text:style-name="T9">В настоящее время, благодаря использованию баз данных коллокаций (устойчивых сочетаний) и N-gramm (последовательностей из N символов), системы STT способны предугадывать целые фразы, исходя из правильно распознанного фрагмента речи.</text:span></text:p>
      <text:p text:style-name="P1" loext:marker-style-name="T2"/>
      <text:p text:style-name="P2" loext:marker-style-name="T2"><text:span text:style-name="T9">7.</text:span> <text:span text:style-name="T9">Немаловажную роль в сокращении количества ошибок при распознавании играет и внедрение машинного обучения, которое позволяет системам STT </text:span><text:soft-page-break/><text:span text:style-name="T9">постоянно совершенствоваться. +н-граммы, коллокации и вот это все статистическое</text:span></text:p>
      <text:p text:style-name="P1" loext:marker-style-name="T2"/>
      <text:p text:style-name="P2" loext:marker-style-name="T2"><text:span text:style-name="T9">8.</text:span> <text:span text:style-name="T9">Можно выделить три этапа преобразования речи в текст:</text:span></text:p>
      <text:p text:style-name="P2" loext:marker-style-name="T2"><text:span text:style-name="T9">● </text:span><text:span text:style-name="T8">Анализ сигнала</text:span><text:span text:style-name="T9">. Полученный на вход речевой сигнал очищается от</text:span></text:p>
      <text:p text:style-name="P2" loext:marker-style-name="T2"><text:span text:style-name="T9">лишних шумов и делится на минимальные фрагменты.</text:span></text:p>
      <text:p text:style-name="P2" loext:marker-style-name="T2"><text:span text:style-name="T9">● </text:span><text:span text:style-name="T8">Распознавание сигнала</text:span><text:span text:style-name="T9">. Фрагменты проходят через эталонную модель, определяющую, какие звуки были произнесены; после чего система пытается объединить их в значимые единицы.</text:span></text:p>
      <text:p text:style-name="P2" loext:marker-style-name="T2"><text:span text:style-name="T9">● </text:span><text:span text:style-name="T8">Преобразование в текст</text:span><text:span text:style-name="T9">. При помощи баз данных и модели языка</text:span></text:p>
      <text:p text:style-name="P2" loext:marker-style-name="T2"><text:span text:style-name="T9">происходит подбор нераспознанных единиц, исходя из контекста, и</text:span></text:p>
      <text:p text:style-name="P2" loext:marker-style-name="T2"><text:span text:style-name="T9">преобразование полученных результатов в графический вид.</text:span></text:p>
      <text:p text:style-name="P1" loext:marker-style-name="T2"/>
      <text:p text:style-name="P2" loext:marker-style-name="T3"><text:span text:style-name="T9">1.</text:span> <text:span text:style-name="T9">Основная задача систем преобразования текста в речь (TTS – Text-ToSpeech) – создание голосового сообщения без участия человека напрямую.</text:span></text:p>
      <text:p text:style-name="P1" loext:marker-style-name="T3"/>
      <text:p text:style-name="P2" loext:marker-style-name="T3"><text:span text:style-name="T9">2.</text:span> <text:span text:style-name="T9">Основные критерии для оценки качества синтеза речи: разборчивость, т.е. возможность человеком декодировать речевой сигнал, и естественность – автоматически созданное высказывание не должно значительно отличаться от речи человека.</text:span></text:p>
      <text:p text:style-name="P2" loext:marker-style-name="T3"><text:span text:style-name="T9">Под естественностью речи подразумевается наличие следующих свойств: соответствие синтезированных звуков речи входному тексту; определенная длительность и скорость произнесения каждого звука; наличие интонации; наличие тона соответствующей высоты; наличие акцента, что особенно важно для языков с несколькими вариантами (например, английский или итальянский).</text:span></text:p>
      <text:p text:style-name="P1" loext:marker-style-name="T3"/>
      <text:p text:style-name="P2" loext:marker-style-name="T3"><text:span text:style-name="T9">3.</text:span> <text:span text:style-name="T9">В основе компилятивного синтеза речи заложены заранее записанные сегментные единицы (от звуков речи до целых высказываний), т.е. на вход системы подаются подготовленные человеком образцы речевых сигналов, которые система объединяет и озвучивает в требуемой последовательности</text:span></text:p>
      <text:p text:style-name="P1" loext:marker-style-name="T3"/>
      <text:p text:style-name="P2" loext:marker-style-name="T3"><text:span text:style-name="T9">4.</text:span> <text:span text:style-name="T9">Формантный синтез осуществляется посредством искусственного создания акустических свойств звуков. Для создания качественного речевого сигнала необходимо около 60 акустических параметров. Данные параметры подразумевают всю информацию о частоте, амплитуде и ширине формант отдельных звуков. Процесс создания такого синтезатора требует много времени и подготовки.</text:span></text:p>
      <text:p text:style-name="P2" loext:marker-style-name="T3"><text:span text:style-name="T9">Результатом работы подобного синтезатора является имитация речевых колебаний воздуха. Получаемый сигнал весьма сложно перепутать с человеческой речью, он имеет характерный «электронный» голос. Несмотря на то, что генерируемая формантными синтезаторами речь не естественна, она весьма удачно распознается человеком.</text:span></text:p>
      <text:p text:style-name="P1" loext:marker-style-name="T3"/>
      <text:p text:style-name="P2" loext:marker-style-name="T3"><text:soft-page-break/><text:span text:style-name="T9">Статистический синтез речи подразумевает использование скрытых Марковских моделей, т.е. систем нейронных сетей. Их работу можно описать двумя этапами: во-первых, на вход системе подается достаточно большой объем фрагментов человеческой речи (минимум 5-10 часов), что позволяет нейронным сетям «обучиться» на речи диктора; во-вторых, система пытается самостоятельно воспроизвести речь по акустическим параметрам.</text:span></text:p>
      <text:p text:style-name="P1" loext:marker-style-name="T3"/>
      <text:p text:style-name="P2" loext:marker-style-name="T3"><text:bookmark text:name="_GoBack"/>5.Артикуляционный синтез основывается на создании модели человеческого речевого аппарата и ее реализации с помощью некоторого механизма – «говорящей» машины, которая порождает речевой сигнал путем артикуляции. Акустические свойства речи на выходе производятся с учетом особенностей речевого аппарата человека, которые мы подробно рассмотрели в параграфе “Артикуляционная фонетика”. Создание аналога системы человеческого речевого аппарата все еще сложная задача и требует множества исследований в сферах нейрофизиологии, механики, аэродинамики и биоакустики. Имеющиеся на данный момент разработки способны порождать разборчивую речь, но назвать ее естественной пока нельз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23:56:28.534000000</meta:creation-date>
    <dc:date>2024-05-21T23:59:09.690000000</dc:date>
    <meta:editing-duration>PT2M43S</meta:editing-duration>
    <meta:editing-cycles>1</meta:editing-cycles>
    <meta:document-statistic meta:table-count="0" meta:image-count="0" meta:object-count="0" meta:page-count="3" meta:paragraph-count="26" meta:word-count="704" meta:character-count="5752" meta:non-whitespace-character-count="5066"/>
    <meta:generator>LibreOffice/7.6.4.1$Windows_X86_64 LibreOffice_project/e19e193f88cd6c0525a17fb7a176ed8e6a3e2aa1</meta:generator>
  </office:meta>
</office:document-meta>
</file>